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092d" officeooo:paragraph-rsid="0006092d"/>
    </style:style>
    <style:style style:name="P2" style:family="paragraph" style:parent-style-name="Standard">
      <style:text-properties officeooo:rsid="00074914" officeooo:paragraph-rsid="00074914"/>
    </style:style>
    <style:style style:name="P3" style:family="paragraph" style:parent-style-name="Standard">
      <style:text-properties officeooo:rsid="00079083" officeooo:paragraph-rsid="00079083"/>
    </style:style>
    <style:style style:name="P4" style:family="paragraph" style:parent-style-name="Standard">
      <style:text-properties officeooo:paragraph-rsid="00079083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officeooo:rsid="00086025" officeooo:paragraph-rsid="00086025"/>
    </style:style>
    <style:style style:name="P7" style:family="paragraph" style:parent-style-name="Standard">
      <style:text-properties style:font-name="Liberation Serif" fo:font-size="14pt" officeooo:rsid="00086025" officeooo:paragraph-rsid="00086025" style:font-size-asian="12.25pt" style:font-size-complex="14pt"/>
    </style:style>
    <style:style style:name="T1" style:family="text">
      <style:text-properties officeooo:rsid="00074914"/>
    </style:style>
    <style:style style:name="T2" style:family="text">
      <style:text-properties officeooo:rsid="00079083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86025" style:font-size-asian="12pt" style:font-size-complex="12pt"/>
    </style:style>
    <style:style style:name="T6" style:family="text">
      <style:text-properties officeooo:rsid="00086025"/>
    </style:style>
    <style:style style:name="T7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ago Mantovani Malaguti, Universidade <text:span text:style-name="T1">tecnológica</text:span> Federal do Paraná</text:p>
      <text:p text:style-name="P1"/>
      <text:p text:style-name="P1"/>
      <text:p text:style-name="P1">1)existe vários problemas que encontramos em um ciclo de vida, que dificilmente localizamos no <text:span text:style-name="T1">inicio</text:span> do ciclo de vida, mas que podem ter grande importância no final, <text:span text:style-name="T1">e</text:span>nt<text:span text:style-name="T1">ã</text:span>o no <text:span text:style-name="T1">método</text:span> de analise visto em sala de aula, percebemos que quando ocorre uma <text:span text:style-name="T1">verificação</text:span> dos requisitos, quando levantamos ver se os requisitos atenderam a demanda do cliente, percebemos que as vezes tomamos focos diferente, pois como comentado em sala o software não e algo muito simples não ele e um projeto complexo, onde não existe <text:span text:style-name="T1">critério</text:span> de <text:span text:style-name="T1">segurança</text:span> em seu <text:span text:style-name="T1">desenvolvimento, mas para atender essas demandas, o software por ser complexo, não pode se prever tudo que vai acontecer nele, as vezes processos que são solicitados não trabalham bem como também o comportamento que eles fara para o cliente não seja exatamente como solicitou,com isso se desencadeia um grande problema, pois para fazer as correções,vai exigir custo, deixando o software muito mais caro do que foi se planejado,outro problema muito comum nesses processo, e o cliente solicitar algo que não vai utilizar, uma demanda desnecessária, vindo acarretar custo maior pro cliente e perca no tempo da produção do software também. Um grande problema que ocorre no percorrer do tempo, e o fim de ciclo de vida, onde o software na e mais cabível as mudanças que ocorreram durante esse tempo, ficando assim um software obsoleto.</text:span></text:p>
      <text:p text:style-name="P1"/>
      <text:p text:style-name="P2">2) <text:span text:style-name="T2">Manifesto ágil, e uma forma de construir software onde deixa os métodos comuns para trás, coletando só o que e mais útil dos métodos normais, e mantendo algumas boas pratica de produção de software, mas seu inicio não foi só uma pessoa que fez e sim 17 lideres de projetos relevantes, se reunirão com esse intuito de melhorar a forma de construção de software, pois as formas comuns já estavam ultrapassadas, se tornando mais caras, e difíceis de se adequar perante a todos os problemas já citado na questão anterior.</text:span></text:p>
      <text:p text:style-name="P2"/>
      <text:p text:style-name="P3">3)</text:p>
      <text:p text:style-name="P3">valores:</text:p>
      <text:p text:style-name="P3">1) os indivíduos e suas interações acima de procedimento e ferramenta;</text:p>
      <text:p text:style-name="P3">2)funcionamento de software acima de documentação abrangente;</text:p>
      <text:p text:style-name="P3">3)A colaboração do cliente acima da negociação e contrato;</text:p>
      <text:p text:style-name="P3">4)A capacidade de resposta de mudanças acima <text:s/>de um plano preestabelecido;</text:p>
      <text:p text:style-name="P3"/>
      <text:p text:style-name="P3"/>
      <text:p text:style-name="P4"><text:span text:style-name="T2">4)</text:span><text:span text:style-name="T4">1</text:span><text:span text:style-name="T5">)</text:span><text:span text:style-name="T4">Garantir a satisfação do cliente, entregando rápida e continuamente software funcional;</text:span></text:p>
      <text:p text:style-name="P5">2<text:span text:style-name="T6">)</text:span>Até mesmo mudanças tardias de escopo no projeto são bem-vindas.</text:p>
      <text:p text:style-name="P5">3<text:span text:style-name="T6">)</text:span>Software funcional é entregue frequentemente (semanal ou mensal - o menor intervalo</text:p>
      <text:p text:style-name="P5">possível);</text:p>
      <text:p text:style-name="P5">4<text:span text:style-name="T6">)</text:span>Cooperação constante entre as pessoas que entendem do 'negócio' e os</text:p>
      <text:p text:style-name="P5">desenvolvedores;</text:p>
      <text:p text:style-name="P5">5<text:span text:style-name="T6">)</text:span>Projetos surgem por meio de indivíduos motivados, devendo existir uma relação de</text:p>
      <text:p text:style-name="P5">confiança.</text:p>
      <text:p text:style-name="P5">6<text:span text:style-name="T6">)</text:span>A melhor forma de transmissão de informação entre desenvolvedores é através da</text:p>
      <text:p text:style-name="P5">conversa 'cara a cara'</text:p>
      <text:p text:style-name="P6"/>
      <text:p text:style-name="P6">5)</text:p>
      <text:p text:style-name="P6"><text:span text:style-name="T7">1)facilidade de adaptação:</text:span> 1-entrega de software funcional;2- mudanças sempre bem vindas;3- excelência técnica e bom designer </text:p>
      <text:p text:style-name="P6"/>
      <text:p text:style-name="P7">2)pessoas e interações:<text:span text:style-name="T3">1- negócios e desenvolvedores trabalham próximo; 2- Conversas cara a cara;3- time auto ajustável; 4- promoção de desenvolvimento sustentável;5-indivíduos motivados;</text:span></text:p>
      <text:p text:style-name="P7"><text:span text:style-name="T3"/></text:p>
      <text:p text:style-name="P7"><text:soft-page-break/><text:span text:style-name="T3">6) 1- arquitetura tem que ser mais complexa: Toda mudanças dever se ter cautela.</text:span></text:p>
      <text:p text:style-name="P7"><text:span text:style-name="T3">2-controle sobre mudanças e maior: as mudanças ocorrem, e assim fica sem uma linha onde pode se guiar, desconfortável deste modo;</text:span></text:p>
      <text:p text:style-name="P7"><text:span text:style-name="T3">3- requer uma grande participação do cliente: se tornando centro do processo de desenvolvimento, assim surgindo o problema maior que seria a disponibilidade do cliente para estar presente.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1:43:15.055482419</meta:creation-date>
    <dc:date>2019-09-19T22:39:46.498845135</dc:date>
    <meta:editing-duration>PT7S</meta:editing-duration>
    <meta:editing-cycles>1</meta:editing-cycles>
    <meta:document-statistic meta:table-count="0" meta:image-count="0" meta:object-count="0" meta:page-count="2" meta:paragraph-count="25" meta:word-count="540" meta:character-count="3472" meta:non-whitespace-character-count="2955"/>
    <meta:generator>LibreOffice/6.1.5.2$Linux_X86_64 LibreOffice_project/10$Build-2</meta:generator>
  </office:meta>
</office:document-meta>
</file>